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78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4pt"/>
    </style:style>
    <style:style style:name="T1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Game" draw:style-name="dp1" draw:master-page-name="Standard">
        <draw:frame draw:style-name="gr1" draw:text-style-name="P1" draw:layer="layout" svg:width="1.285cm" svg:height="0.5cm" svg:x="1.215cm" svg:y="1.25cm">
          <draw:text-box>
            <text:p><text:span text:style-name="T1">${game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4T08:59:17.238338700</dc:date>
    <meta:editing-duration>PT1H24M1S</meta:editing-duration>
    <meta:editing-cycles>15</meta:editing-cycles>
    <meta:generator>LibreOffice/25.2.2.2$Windows_X86_64 LibreOffice_project/7370d4be9e3cf6031a51beef54ff3bda878e3fac</meta:generator>
    <meta:document-statistic meta:object-count="1"/>
  </office:meta>
</office:document-meta>
</file>